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7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6">
          <table:table-cell/>
          <table:table-cell office:value-type="string">
            <text:p>Nem_0001</text:p>
          </table:table-cell>
          <table:table-cell/>
          <table:table-cell office:value-type="float" office:value="6.9">
            <text:p>6.9</text:p>
          </table:table-cell>
          <table:table-cell office:value-type="float" office:value="136.1">
            <text:p>136.1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4"/>
          <table:table-cell table:content-validation-name="val6" office:value-type="float" office:value="793.24">
            <text:p>793.24</text:p>
          </table:table-cell>
          <table:table-cell table:content-validation-name="val6"/>
          <table:table-cell table:formula="of:=+[.K2]/[.J2]" office:value-type="percentage" office:value="0">
            <text:p>0%</text:p>
          </table:table-cell>
          <table:table-cell office:value-type="float" office:value="103.54">
            <text:p>103.54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2</text:p>
          </table:table-cell>
          <table:table-cell/>
          <table:table-cell office:value-type="float" office:value="8.4">
            <text:p>8.4</text:p>
          </table:table-cell>
          <table:table-cell office:value-type="float" office:value="137.1">
            <text:p>137.1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4"/>
          <table:table-cell table:content-validation-name="val7" office:value-type="float" office:value="569.88">
            <text:p>569.88</text:p>
          </table:table-cell>
          <table:table-cell table:content-validation-name="val7"/>
          <table:table-cell table:formula="of:=+[.K3]/[.J3]" office:value-type="percentage" office:value="0">
            <text:p>0%</text:p>
          </table:table-cell>
          <table:table-cell office:value-type="float" office:value="72.42">
            <text:p>72.42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3</text:p>
          </table:table-cell>
          <table:table-cell/>
          <table:table-cell office:value-type="float" office:value="9.9">
            <text:p>9.9</text:p>
          </table:table-cell>
          <table:table-cell office:value-type="float" office:value="139">
            <text:p>139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Plectidae</text:p>
          </table:table-cell>
          <table:table-cell/>
          <table:table-cell table:content-validation-name="val4"/>
          <table:table-cell table:content-validation-name="val7" office:value-type="float" office:value="733.99">
            <text:p>733.99</text:p>
          </table:table-cell>
          <table:table-cell table:content-validation-name="val7" office:value-type="float" office:value="374.99">
            <text:p>374.99</text:p>
          </table:table-cell>
          <table:table-cell table:formula="of:=+[.K4]/[.J4]" office:value-type="percentage" office:value="0.510892518971648">
            <text:p>51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/>
          <table:table-cell office:value-type="float" office:value="10.5">
            <text:p>10.5</text:p>
          </table:table-cell>
          <table:table-cell office:value-type="float" office:value="137">
            <text:p>137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4"/>
          <table:table-cell table:content-validation-name="val7" office:value-type="float" office:value="709.16">
            <text:p>709.16</text:p>
          </table:table-cell>
          <table:table-cell table:content-validation-name="val7" office:value-type="float" office:value="340.82">
            <text:p>340.82</text:p>
          </table:table-cell>
          <table:table-cell table:formula="of:=+[.K5]/[.J5]" office:value-type="percentage" office:value="0.480596762366744">
            <text:p>48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5</text:p>
          </table:table-cell>
          <table:table-cell/>
          <table:table-cell office:value-type="float" office:value="11.1">
            <text:p>11.1</text:p>
          </table:table-cell>
          <table:table-cell office:value-type="float" office:value="139.2">
            <text:p>139.2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Qudsianematidae</text:p>
          </table:table-cell>
          <table:table-cell/>
          <table:table-cell table:content-validation-name="val4"/>
          <table:table-cell table:content-validation-name="val7" office:value-type="float" office:value="1092.21">
            <text:p>1092.21</text:p>
          </table:table-cell>
          <table:table-cell table:content-validation-name="val7"/>
          <table:table-cell table:formula="of:=+[.K6]/[.J6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/>
          <table:table-cell office:value-type="float" office:value="13">
            <text:p>13</text:p>
          </table:table-cell>
          <table:table-cell office:value-type="float" office:value="136.9">
            <text:p>136.9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4" office:value-type="string">
            <text:p>stylet</text:p>
          </table:table-cell>
          <table:table-cell table:content-validation-name="val7" office:value-type="float" office:value="1191.8">
            <text:p>1191.8</text:p>
          </table:table-cell>
          <table:table-cell table:content-validation-name="val7"/>
          <table:table-cell table:formula="of:=+[.K7]/[.J7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/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4"/>
          <table:table-cell table:content-validation-name="val7" office:value-type="float" office:value="836.2">
            <text:p>836.2</text:p>
          </table:table-cell>
          <table:table-cell table:content-validation-name="val7" office:value-type="float" office:value="398.19">
            <text:p>398.19</text:p>
          </table:table-cell>
          <table:table-cell table:formula="of:=+[.K8]/[.J8]" office:value-type="percentage" office:value="0.47618990672088">
            <text:p>48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/>
          <table:table-cell office:value-type="float" office:value="14.1">
            <text:p>14.1</text:p>
          </table:table-cell>
          <table:table-cell office:value-type="float" office:value="138.9">
            <text:p>138.9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4"/>
          <table:table-cell table:content-validation-name="val7" office:value-type="float" office:value="1021.13">
            <text:p>1021.13</text:p>
          </table:table-cell>
          <table:table-cell table:content-validation-name="val7" office:value-type="float" office:value="517.6">
            <text:p>517.6</text:p>
          </table:table-cell>
          <table:table-cell table:formula="of:=+[.K9]/[.J9]" office:value-type="percentage" office:value="0.506889426419751">
            <text:p>51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9</text:p>
          </table:table-cell>
          <table:table-cell/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table:content-validation-name="val1"/>
          <table:table-cell table:content-validation-name="val2" office:value-type="string">
            <text:p>Tylenchidae</text:p>
          </table:table-cell>
          <table:table-cell/>
          <table:table-cell table:content-validation-name="val4"/>
          <table:table-cell table:content-validation-name="val7" office:value-type="float" office:value="936.15">
            <text:p>936.15</text:p>
          </table:table-cell>
          <table:table-cell table:content-validation-name="val7" office:value-type="float" office:value="413.6">
            <text:p>413.6</text:p>
          </table:table-cell>
          <table:table-cell table:formula="of:=+[.K10]/[.J10]" office:value-type="percentage" office:value="0.441809539069594">
            <text:p>44%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1]/[.J11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2]/[.J12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3]/[.J13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4]/[.J14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5]/[.J15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6]/[.J16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17]/[.J17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18]/[.J18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19]/[.J19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20]/[.J20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21]/[.J21]" office:value-type="percentage" office:value="0">
            <text:p>#DIV/0!</text:p>
          </table:table-cell>
          <table:table-cell table:number-columns-repeated="1012"/>
        </table:table-row>
        <table:table-row table:style-name="ro7" table:number-rows-repeated="3">
          <table:table-cell table:number-columns-repeated="5"/>
          <table:table-cell table:content-validation-name="val1"/>
          <table:table-cell table:content-validation-name="val3"/>
          <table:table-cell table:number-columns-repeated="1017"/>
        </table:table-row>
        <table:table-row table:style-name="ro7" table:number-rows-repeated="9">
          <table:table-cell table:number-columns-repeated="6"/>
          <table:table-cell table:content-validation-name="val3"/>
          <table:table-cell table:number-columns-repeated="1017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2">12/06/2022</text:date>, <text:time>08:4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12T08:47:50.61</dc:date>
    <dc:creator>Lawrence Perepolkin</dc:creator>
    <meta:editing-duration>PT15H14M33S</meta:editing-duration>
    <meta:editing-cycles>44</meta:editing-cycles>
    <meta:generator>OpenOffice/4.1.11$Win32 OpenOffice.org_project/4111m1$Build-9808</meta:generator>
    <meta:document-statistic meta:table-count="3" meta:cell-count="209" meta:object-count="0"/>
  </office:meta>
</office:document-meta>
</file>